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text-properties officeooo:paragraph-rsid="00039883"/>
    </style:style>
    <style:style style:name="P3" style:family="paragraph" style:parent-style-name="Text_20_body">
      <style:text-properties style:text-underline-style="solid" style:text-underline-width="auto" style:text-underline-color="font-color" officeooo:rsid="00039883" officeooo:paragraph-rsid="00039883"/>
    </style:style>
    <style:style style:name="P4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officeooo:rsid="00039883" officeooo:paragraph-rsid="00039883"/>
    </style:style>
    <style:style style:name="P5" style:family="paragraph" style:parent-style-name="Text_20_body">
      <style:text-properties style:text-underline-style="none" officeooo:rsid="00039883" officeooo:paragraph-rsid="00039883"/>
    </style:style>
    <style:style style:name="P6" style:family="paragraph" style:parent-style-name="Text_20_body">
      <style:paragraph-properties fo:margin-top="0cm" fo:margin-bottom="0cm" style:contextual-spacing="false"/>
      <style:text-properties style:text-underline-style="none" officeooo:rsid="00039883" officeooo:paragraph-rsid="00039883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>
      <style:text-properties officeooo:paragraph-rsid="00039883"/>
    </style:style>
    <style:style style:name="P10" style:family="paragraph" style:parent-style-name="Text_20_body" style:list-style-name="L1">
      <style:text-properties officeooo:paragraph-rsid="00051dd9"/>
    </style:style>
    <style:style style:name="P11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officeooo:rsid="00039883" officeooo:paragraph-rsid="00039883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style:text-position="33% 80%"/>
    </style:style>
    <style:style style:name="T2" style:family="text">
      <style:text-properties officeooo:rsid="00039883"/>
    </style:style>
    <style:style style:name="T3" style:family="text">
      <style:text-properties officeooo:rsid="00051dd9"/>
    </style:style>
    <style:style style:name="T4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ELUTILE</text:h>
      <text:h text:style-name="Heading_20_2" text:outline-level="2">Grand Prix Intergalactique de Vélo Porteur Inventé</text:h>
      <text:p text:style-name="Text_20_body">Le Grand Prix Intergalactique du Vélo Porteur Inventé est un concours de machins<text:span text:style-name="Strong_20_Emphasis"><text:span text:style-name="T1">★</text:span></text:span> le temps d’un week-end au sein d’un festi<text:span text:style-name="T2">f.</text:span></text:p>
      <text:p text:style-name="Text_20_body">Construisez votre machin<text:span text:style-name="Strong_20_Emphasis"><text:span text:style-name="T1">★</text:span></text:span> et venez concourir dans la joie et la bonne humeur pour être élu.e.s meilleur.e.s constructeur.ice.s du cosmos !</text:p>
      <text:p text:style-name="Text_20_body"><text:span text:style-name="Strong_20_Emphasis">machin</text:span><text:span text:style-name="Strong_20_Emphasis"><text:span text:style-name="T1">★</text:span></text:span>, <text:span text:style-name="Strong_20_Emphasis">vélutile</text:span><text:span text:style-name="Strong_20_Emphasis"><text:span text:style-name="T1">★</text:span></text:span> : <text:span text:style-name="Emphasis">engin à propulsion humaine, dérivé de la bicyclette et destiné à transporter des charges, des personnes, ou les deux à la fois.</text:span></text:p>
      <text:h text:style-name="Heading_20_3" text:outline-level="3">INFUTILES</text:h>
      <text:p text:style-name="Text_20_body"/>
      <text:p text:style-name="P2">Le Concours de machins se déroulera <text:span text:style-name="T2">le week-end du 22-23 Septembre</text:span>, <text:span text:style-name="T2">dans le </text:span><text:span text:style-name="T3">Pays de Redon</text:span>. Plus de précisions bientôt !</text:p>
      <text:p text:style-name="Text_20_body"/>
      <text:p text:style-name="P3">Inscriptions </text:p>
      <text:p text:style-name="P5">Pour participer au concours de machins, l’inscription est nécessaire !</text:p>
      <text:list xml:id="list339425299" text:style-name="L1">
        <text:list-item>
          <text:p text:style-name="P8">☛ <text:span text:style-name="T3">L</text:span>e <text:a xlink:type="simple" xlink:href="http://blablabla/" text:style-name="Internet_20_link" text:visited-style-name="Visited_20_Internet_20_Link">cahier des charges</text:a> du concours </text:p>
        </text:list-item>
        <text:list-item>
          <text:p text:style-name="P8">☛ <text:span text:style-name="T3">P</text:span>our s'inscrire <text:span text:style-name="T2">envoyez-nous un mail</text:span>: <text:span text:style-name="Emphasis">concoursdemachins@proton.me</text:span> </text:p>
        </text:list-item>
      </text:list>
      <text:p text:style-name="P1"/>
      <text:p text:style-name="P1"/>
      <text:p text:style-name="P4">Diffusion</text:p>
      <text:p text:style-name="P4"/>
      <text:p text:style-name="P6">Quelques documents à imprimer et diffuser dans vos ateliers ou autour de vous </text:p>
      <text:p text:style-name="P6"/>
      <text:list xml:id="list103420440977766" text:continue-numbering="true" text:style-name="L1">
        <text:list-item>
          <text:p text:style-name="P9">☛ <text:span text:style-name="T3">L</text:span>es <text:span text:style-name="T4">affiches</text:span> pour vos ateliers </text:p>
        </text:list-item>
        <text:list-item>
          <text:p text:style-name="P10">☛ <text:span text:style-name="T2">Le </text:span><text:a xlink:type="simple" xlink:href="http://blablabla/" text:style-name="Internet_20_link" text:visited-style-name="Visited_20_Internet_20_Link"><text:span text:style-name="T2">cahier des charges</text:span></text:a><text:span text:style-name="T2"> <text:s/>en version carnet recto/verso </text:span></text:p>
          <text:p text:style-name="P7"/>
        </text:list-item>
      </text:list>
      <text:p text:style-name="Text_20_body"><text:span text:style-name="Emphasis">À vos crayons, postes à souder, insomnies !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4:40:04.962525176</meta:creation-date>
    <dc:date>2023-04-23T10:34:18.882945866</dc:date>
    <meta:editing-duration>PT11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64" meta:character-count="1007" meta:non-whitespace-character-count="857"/>
  </office:meta>
</office:document-meta>
</file>